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TablePreview1.svm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outline1">
      <style:graphic-properties fo:min-height="12.18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co1" style:family="table-column">
      <style:table-column-properties style:column-width="2.459cm" style:use-optimal-column-width="false"/>
    </style:style>
    <style:style style:name="co2" style:family="table-column">
      <style:table-column-properties style:column-width="2.46cm" style:use-optimal-column-width="false"/>
    </style:style>
    <style:style style:name="ro1" style:family="table-row">
      <style:table-row-properties style:row-height="0.973cm"/>
    </style:style>
    <style:style style:name="ce1" style:family="table-cell">
      <style:graphic-properties style:repeat="repea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">
        <draw:frame draw:style-name="standard" draw:layer="layout" svg:width="12.295cm" svg:height="1.945cm" svg:x="1.4cm" svg:y="4.914cm" presentation:class="table">
          <table:table table:template-name="orange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Hello</text:p>
              </table:table-cell>
              <table:table-cell>
                <text:p>World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/>
              <table:table-cell/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draw:frame presentation:style-name="pr1" draw:layer="layout" svg:width="25.199cm" svg:height="3.506cm" svg:x="1.4cm" svg:y="0.837cm" presentation:class="title">
          <draw:text-box>
            <text:p>Hello World</text:p>
          </draw:text-box>
        </draw:frame>
        <draw:frame presentation:style-name="pr2" draw:layer="layout" svg:width="12.296cm" svg:height="12.18cm" svg:x="14.311cm" svg:y="4.914cm" presentation:class="outline">
          <draw:text-box>
            <text:list text:style-name="L3">
              <text:list-item>
                <text:p>This is a presentation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it" fo:country="IT" style:font-family-asian="'Andale Sans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table:table-template text:style-name="orange">
      <table:first-row table:style-name="orange3"/>
      <table:last-row table:style-name="orange3"/>
      <table:first-column table:style-name="orange3"/>
      <table:last-column table:style-name="orange3"/>
      <table:odd-rows table:style-name="orange2"/>
      <table:odd-columns table:style-name="orange2"/>
      <table:body table:style-name="orange1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09-04-16T11:32:32.86</meta:creation-date>
    <meta:editing-duration>PT4M55S</meta:editing-duration>
    <meta:editing-cycles>3</meta:editing-cycles>
    <meta:generator>LibreOffice/4.0.4.2$Windows_x86 LibreOffice_project/9e9821abd0ffdbc09cd8c52eaa574fa09eb08f2</meta:generator>
    <dc:date>2014-09-17T12:44:46.25</dc:date>
    <meta:document-statistic meta:object-count="26"/>
  </office:meta>
</office:document-meta>
</file>